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5.82083333333333cm" style:use-optimal-column-width="true"/>
    </style:style>
    <style:style style:name="co8" style:family="table-column">
      <style:table-column-properties fo:break-before="auto" style:column-width="12.3825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7" table:default-cell-style-name="ce1"/>
        <table:table-column table:style-name="co18" table:number-columns-repeated="16349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 හඳුනාගැන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ාෂාණ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ඛණිජ සම්පත්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ස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ජල සම්පත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පෘථිවියේ ස්වාභාවික සම්පත්</text:p>
          </table:table-cell>
          <table:table-cell office:value-type="string" table:style-name="ce1">
            <text:p>වනාන්තර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ාගර සම්පත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 හා භූමි පරිහරණ රටාව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පාෂාණ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පස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ඛණිජ යනු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මැණික්, ඛණිජ වැලි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ජලය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වනාන්තර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වනාන්තර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ශ්‍රී ලංකාවේ ස්වාභාවික සම්පත්</text:p>
          </table:table-cell>
          <table:table-cell office:value-type="string" table:style-name="ce1">
            <text:p>බලශක්තිය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 - විශාලත්ව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 වර්ධනය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</text:p>
          </table:table-cell>
          <table:table-cell office:value-type="string" table:style-name="ce1">
            <text:p>ලෝක ජනසංඛ්‍යාව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ේ විශාලත්වය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 වර්ධනය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ේ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යුතිය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ජනසංඛ්‍යාව</text:p>
          </table:table-cell>
          <table:table-cell office:value-type="string" table:style-name="ce1">
            <text:p>ශ්‍රී ලංකාවේ ව්‍යුහය යනු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 සංකල්පය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 මැනීමේ දර්ශක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තිරසර සංවර්ධනය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ශ්‍රී ලංකාවේ මෑතකාලීන සංවර්ධන ක්‍රියාමාර්ග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ගුවන්තොටුපල හා වරාය සංවර්ධන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ශ්‍රී ලංකාවේ මානව සම්පත් සංවර්ධනය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ශ්‍රී ලංකාවේ ප්‍රාදේශීය සංවර්ධනය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සංවර්ධනය</text:p>
          </table:table-cell>
          <table:table-cell office:value-type="string" table:style-name="ce1">
            <text:p>දැනුම පදනම් කරගත් සංවර්ධනය හා තොරතුරු සන්නිවේදන තාක්ෂණය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ස්වාභාවික උපද්‍රව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 වල ස්වභාවය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සුනාමි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ගිනිකඳු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නියඟ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සුළිසුළං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ස්වාභාවික උපද්‍රව</text:p>
          </table:table-cell>
          <table:table-cell office:value-type="string" table:style-name="ce1">
            <text:p>ලෝකයේ ලැව්ගිනි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නායයෑම්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ගංවතුර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සුළිසුළං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නියඟ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ආකාසය පිළිබඳ සොයාබැල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ුනාමි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ශ්‍රී ලංකාවේ ස්වාභාවික ආපදා</text:p>
          </table:table-cell>
          <table:table-cell office:value-type="string" table:style-name="ce1">
            <text:p>ආපදා කළමණාකරණ වැඩපිළිවෙළ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ගෝලීය උෂණත්වය වැඩිවීමට බලපාන මානුෂ ක්‍රියාකාරකම්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ගෝලීය උෂණත්වය වැඩිවීමට බලපාන ස්වභාවික හේතු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ගෝලීය උෂණත්වය වැඩිවීමට බලපාන හේතු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 වෙනස්වීම් මානුෂ කටයුතු වලට කරන බලපෑම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 වෙනස්වීම් අවම කරගැනීම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ික වෙනස්වීම්</text:p>
          </table:table-cell>
          <table:table-cell office:value-type="string" table:style-name="ce1">
            <text:p>දේශගුණ වෙනස්වීම් අවම කරගැනීමට ගෝලීය වශයෙන් ගෙන ඇති ක්‍රියාමාර්ග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අර්ථකථනය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භෞතික භූ දර්ශනයක හරස්කඩ නිර්මාණය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භෞතික භූ දර්ශනයක හරස්කඩ නිර්මාණය – ii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ජලවහන ලක්ෂණ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වෙරළ ලක්ෂණ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 වෙරළ ලක්ෂණ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් විවරණය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් විවරණයේ ප්‍රධාන තේමා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සිතියම් වල භෙූතික සංස්කෘතික ලක්ෂණ විවරණය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ක වියලි දේශගුණ කලාප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් අභ්‍යාස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2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් අභ්‍යාස – 3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2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් අභ්‍යාස – 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2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මෙට්‍රික් සිතියම් විවරණය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2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දිශාව දක්වන සටහන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eography-11-t3-2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ශ්‍රී ලංකා 1:50,000 භූ ලක්ෂණ සිතියම්</text:p>
          </table:table-cell>
          <table:table-cell office:value-type="string" table:style-name="ce1">
            <text:p>සිතියමේ භෞතික භූ දර්ශනය</text:p>
          </table:table-cell>
          <table:table-cell table:number-columns-repeated="16374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6T12:08:54Z</meta:creation-date>
    <dc:date>2022-09-24T05:19:53Z</dc:date>
    <meta:editing-cycles>40</meta:editing-cycles>
    <meta:editing-duration>PT10487S</meta:editing-duration>
  </office:meta>
</office:document-meta>
</file>